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CDAC2670A7168AF947.png" manifest:media-type="image/png"/>
  <manifest:file-entry manifest:full-path="Pictures/100002010000012C0000011DC86F5F810A296988.png" manifest:media-type="image/png"/>
  <manifest:file-entry manifest:full-path="Pictures/100002010000012C0000012CA89B64FDEEEBD0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cm" svg:stroke-color="#000000" draw:marker-start-width="0.22cm" draw:marker-end-width="0.22cm" draw:fill="solid" draw:fill-color="#eeeeee" draw:textarea-horizontal-align="justify" draw:textarea-vertical-align="middle" draw:auto-grow-height="false" fo:min-height="4.576cm" fo:min-width="4.58cm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05cm" draw:marker-end="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55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4.826cm" svg:x="9.652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3cm" svg:height="2.188cm" svg:x="4.931cm" svg:y="2.484cm">
          <draw:image xlink:href="Pictures/100002010000012C0000012CA89B64FDEEEBD0FC.png" xlink:type="simple" xlink:show="embed" xlink:actuate="onLoad" loext:mime-type="image/png">
            <text:p/>
          </draw:image>
        </draw:frame>
        <draw:frame draw:style-name="gr2" draw:text-style-name="P2" draw:layer="layout" svg:width="2.727cm" svg:height="2.356cm" svg:x="15.918cm" svg:y="2.386cm">
          <draw:image xlink:href="Pictures/100002010000012C0000011DC86F5F810A296988.png" xlink:type="simple" xlink:show="embed" xlink:actuate="onLoad" loext:mime-type="image/png">
            <text:p/>
          </draw:image>
        </draw:frame>
        <draw:line draw:style-name="gr3" draw:text-style-name="P2" draw:layer="layout" svg:x1="8.636cm" svg:y1="5.424cm" svg:x2="10.71cm" svg:y2="5.424cm">
          <text:p/>
        </draw:line>
        <draw:frame draw:style-name="gr4" draw:text-style-name="P3" draw:layer="layout" svg:width="2.653cm" svg:height="0.962cm" svg:x="17.964cm" svg:y="2.894cm">
          <draw:text-box>
            <text:p><text:span text:style-name="T1">Verifier</text:span></text:p>
          </draw:text-box>
        </draw:frame>
        <draw:frame draw:style-name="gr5" draw:text-style-name="P3" draw:layer="layout" svg:width="2.509cm" svg:height="0.962cm" svg:x="7.09cm" svg:y="2.964cm">
          <draw:text-box>
            <text:p><text:span text:style-name="T1">Prover</text:span></text:p>
          </draw:text-box>
        </draw:frame>
        <draw:line draw:style-name="gr6" draw:text-style-name="P2" draw:layer="layout" svg:x1="13.208cm" svg:y1="6.273cm" svg:x2="15.24cm" svg:y2="6.273cm">
          <text:p/>
        </draw:line>
        <draw:frame draw:style-name="gr7" draw:text-style-name="P2" draw:layer="layout" svg:width="0.762cm" svg:height="0.585cm" svg:x="17.45cm" svg:y="6.781cm">
          <draw:image xlink:href="Pictures/1000020100000258000001CDAC2670A7168AF947.png" xlink:type="simple" xlink:show="embed" xlink:actuate="onLoad" loext:mime-type="image/png">
            <text:p/>
          </draw:image>
        </draw:frame>
        <draw:frame draw:style-name="gr5" draw:text-style-name="P3" draw:layer="layout" svg:width="4.38cm" svg:height="1.673cm" svg:x="9.991cm" svg:y="3.164cm">
          <draw:text-box>
            <text:p><text:span text:style-name="T1">Polynomial</text:span></text:p>
            <text:p><text:span text:style-name="T1">Commitment</text:span></text:p>
          </draw:text-box>
        </draw:frame>
        <draw:line draw:style-name="gr3" draw:text-style-name="P2" draw:layer="layout" svg:x1="13.341cm" svg:y1="6.972cm" svg:x2="15.494cm" svg:y2="6.972cm">
          <text:p/>
        </draw:line>
        <draw:frame draw:style-name="gr8" draw:text-style-name="P4" draw:layer="layout" svg:width="3.139cm" svg:height="0.806cm" svg:x="5.71cm" svg:y="4.957cm">
          <draw:text-box>
            <text:p><text:span text:style-name="T2">commit p(x)</text:span></text:p>
          </draw:text-box>
        </draw:frame>
        <draw:frame draw:style-name="gr8" draw:text-style-name="P4" draw:layer="layout" svg:width="3.139cm" svg:height="0.806cm" svg:x="15.559cm" svg:y="5.818cm">
          <draw:text-box>
            <text:p><text:span text:style-name="T2">z</text:span></text:p>
          </draw:text-box>
        </draw:frame>
        <draw:frame draw:style-name="gr8" draw:text-style-name="P4" draw:layer="layout" svg:width="3.139cm" svg:height="0.806cm" svg:x="15.56cm" svg:y="6.518cm">
          <draw:text-box>
            <text:p><text:span text:style-name="T2">p(z), π <text:s/>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</meta:initial-creator>
    <meta:creation-date>2014-04-29T12:40:09</meta:creation-date>
    <dc:date>2021-11-30T09:45:44.704403731</dc:date>
    <meta:editing-duration>PT1H45S</meta:editing-duration>
    <meta:editing-cycles>19</meta:editing-cycles>
    <meta:generator>LibreOffice/6.4.7.2$Linux_X86_64 LibreOffice_project/40$Build-2</meta:generator>
    <meta:document-statistic meta:object-count="36"/>
  </office:meta>
</office:document-meta>
</file>